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ЦЕНЗИЯ</text:p>
      <text:p text:style-name="P1"/>
      <text:p text:style-name="P1">на дипломный проект студента гр. 521703 факультета информационных технологий и управления</text:p>
      <text:p text:style-name="P1">учреждения образования «Белорусского Государственного университета информатики и радиоэлектроники»</text:p>
      <text:p text:style-name="P1">Сидорова Ивана Сергеевича</text:p>
      <text:p text:style-name="P1">на тему «Интернет-приложение, классифицирующее юридические услуги»</text:p>
      <text:p text:style-name="P2"/>
      <text:p text:style-name="P2">Дипломный проект Сидорова И.С. написан на актуальную тему для частных предприятий Республики Беларусь малого размера, а именно разработка информационно-справочной системы юридического характера.</text:p>
      <text:p text:style-name="P2">Цель, которая была поставлена на предприятии (создать систему, рекламирующую юридические услуги) достигнута. Для этого были сформулированы и решены следующие задачи: исследование деятельности предприятия и определение информации, которая будет использована в системе; анализ области разработки Интернет-приложений и существующих систем аналогичных разрабатываемой; проектирование Интернет-приложения, которое представляет информацию рекламного характера; разработка и развертывание системы в сети Интернет.</text:p>
      <text:p text:style-name="P2">Достоинством проекта является то, что он выполнен на примере конкретного предприятия - «Надежный выбор». Поэтому сделанные автором заключения конкретны, обоснованны и эффективны. Они могут быть внедрены не только на данном предприятии, но и на других похожих предприятиях. Это придаёт работе практическую направленность.</text:p>
      <text:p text:style-name="P2">Структура пояснительной записки логична и последовательна. </text:p>
      <text:p text:style-name="P2">Автор работы проработал огромное количество литературных источников, которые касаются проблем разработки сетевых приложений.</text:p>
      <text:p text:style-name="P2">Тема классификации юридических услуг рассмотрена и поставлена в качестве задач для последующего сотрудничества студента с предприятием. Следует отметить то, что автор дипломного проекта использовал материал изучаемый в течении периода обучения в университете.</text:p>
      <text:p text:style-name="P2">В целом работа соответствует всем требованиям, предъявленным к дипломным проектам, заслуживает оценки «девять» и рекомендуется к защите. Автор работы Сидоров И.С. заслуживает присвоения квалификации «инженер-системотехник» по специальности «Искусственный интеллект».</text:p>
      <text:p text:style-name="P2"/>
      <text:p text:style-name="P2">Рецензент</text:p>
      <text:p text:style-name="P3">ассистент кафедры ЭВМ БГУИР,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асс.</text:p>
          </table:table-cell>
          <table:table-cell table:style-name="Таблица1.A1" office:value-type="string">
            <text:p text:style-name="P5">Бушенко Д.А.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9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Sidarau</meta:initial-creator>
    <meta:creation-date>2010-06-08T16:44:35</meta:creation-date>
    <dc:date>2010-06-21T09:17:37</dc:date>
    <dc:creator>Ivan Sidarau</dc:creator>
    <meta:editing-duration>PT01H09M54S</meta:editing-duration>
    <meta:editing-cycles>95</meta:editing-cycles>
    <meta:generator>OpenOffice.org/3.2$Unix OpenOffice.org_project/320m12$Build-9483</meta:generator>
    <meta:document-statistic meta:table-count="1" meta:image-count="0" meta:object-count="0" meta:page-count="1" meta:paragraph-count="16" meta:word-count="235" meta:character-count="2067"/>
  </office:meta>
</office:document-meta>
</file>